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66E0000303F00001D7B3ED56CF6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ff" fo:min-height="0.291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ylan Washburne</text:p>
      <text:p text:style-name="Standard">Machine Learning</text:p>
      <text:p text:style-name="Standard">Assignment 3</text:p>
      <text:p text:style-name="Standard"/>
      <text:p text:style-name="Standard">PART 1:</text:p>
      <text:p text:style-name="Standard"/>
      <text:p text:style-name="Standard"><draw:frame draw:style-name="fr1" draw:name="graphics1" text:anchor-type="paragraph" svg:width="4.8626in" svg:height="2.9717in" draw:z-index="0"><draw:image xlink:href="Pictures/2000066E0000303F00001D7B3ED56CF6.svm" xlink:type="simple" xlink:show="embed" xlink:actuate="onLoad"/></draw:frame><draw:frame text:anchor-type="paragraph" draw:z-index="1" draw:style-name="gr1" svg:width="4.7453in" svg:height="0.2921in" svg:x="1.2508in" svg:y="2.7909in"><draw:text-box><text:p>1 <text:s text:c="3"/>. <text:s text:c="3"/>. <text:s text:c="2"/>. <text:s text:c="2"/>. <text:s/>11 <text:s/>. <text:s text:c="2"/>. <text:s text:c="3"/>. <text:s text:c="2"/>. <text:s/>21 <text:s/>. <text:s text:c="2"/>. <text:s text:c="2"/>. <text:s text:c="2"/>. <text:s/>31 <text:s/>. <text:s text:c="2"/>. <text:s text:c="3"/>. <text:s text:c="2"/>. <text:s/>41 <text:s/>. <text:s text:c="2"/>. <text:s text:c="2"/>. <text:s text:c="2"/>. <text:s/>51</text:p></draw:text-box></draw:frame>X = K</text:p>
      <text:p text:style-name="Standard">Y = Errors Encountered</text:p>
      <text:p text:style-name="Standard"/>
      <text:p text:style-name="Standard">Blue = Train</text:p>
      <text:p text:style-name="Standard">Red = Test</text:p>
      <text:p text:style-name="Standard">Yellow = Cross</text:p>
      <text:p text:style-name="Standard"/>
      <text:p text:style-name="Standard">I would go with K=21, as it gets efficient results before much of the heavy processing needs to become relevant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PART 2:</text:p>
      <text:p text:style-name="Standard"/>
      <text:p text:style-name="Standard">Stump:<text:tab/><text:tab/>{X1 = 0.0079}</text:p>
      <text:p text:style-name="Standard"><text:tab/>{1.0}<text:tab/><text:tab/>{-1.0}<text:tab/></text:p>
      <text:p text:style-name="Standard"/>
      <text:p text:style-name="Standard">Training error rate: 1</text:p>
      <text:p text:style-name="Standard">Testing error rate: 1</text:p>
      <text:p text:style-name="Standard"/>
      <text:p text:style-name="Standard">Tree: </text:p>
      <text:p text:style-name="Standard">{X1 = 0.0079}</text:p>
      <text:p text:style-name="Standard">1{X1 = 0.0064}</text:p>
      <text:p text:style-name="Standard">22{X1 = 0.0054}</text:p>
      <text:p text:style-name="Standard">333{X1 = 0.0051}</text:p>
      <text:p text:style-name="Standard">4444{X1 = 0.0050}</text:p>
      <text:p text:style-name="Standard">*****{1.0}</text:p>
      <text:p text:style-name="Standard">*****{1.0}</text:p>
      <text:p text:style-name="Standard">****{1.0}</text:p>
      <text:p text:style-name="Standard">333{X1 = 0.0054}</text:p>
      <text:p text:style-name="Standard">****{1.0}</text:p>
      <text:p text:style-name="Standard">****{1.0}</text:p>
      <text:p text:style-name="Standard">22{X1 = 0.0064}</text:p>
      <text:p text:style-name="Standard">***{1.0}</text:p>
      <text:p text:style-name="Standard">***{1.0}</text:p>
      <text:p text:style-name="Standard">1{X24 = 0.4788}</text:p>
      <text:p text:style-name="Standard">22{X10 = 0.0000}</text:p>
      <text:p text:style-name="Standard">***{1.0}</text:p>
      <text:p text:style-name="Standard">333{X1 = 0.0079}</text:p>
      <text:p text:style-name="Standard">****{-1.0}</text:p>
      <text:p text:style-name="Standard">****{-1.0}</text:p>
      <text:p text:style-name="Standard">**{1.0}</text:p>
      <text:p text:style-name="Standard"/>
      <text:p text:style-name="Standard">Training error rate: 1</text:p>
      <text:p text:style-name="Standard">Testing error rate: 1</text:p>
      <text:p text:style-name="Standard"/>
      <text:p text:style-name="Standard">I believe I made an error in my program to make the training and testing rates come out as identical, though speaking frankly I just wish to complete this on ti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ylan Washburne</meta:initial-creator>
    <meta:creation-date>2017-05-01T22:30:21.13</meta:creation-date>
    <dc:date>2017-05-01T23:57:36.17</dc:date>
    <dc:creator>Dylan Washburne</dc:creator>
    <meta:editing-duration>PT55M9S</meta:editing-duration>
    <meta:editing-cycles>3</meta:editing-cycles>
    <meta:generator>OpenOffice/4.1.3$Win32 OpenOffice.org_project/413m1$Build-9783</meta:generator>
    <meta:document-statistic meta:table-count="0" meta:image-count="1" meta:object-count="0" meta:page-count="2" meta:paragraph-count="40" meta:word-count="141" meta:character-count="774"/>
  </office:meta>
</office:document-meta>
</file>